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11be" officeooo:paragraph-rsid="001c11be"/>
    </style:style>
    <style:style style:name="P2" style:family="paragraph" style:parent-style-name="Standard">
      <style:text-properties officeooo:rsid="001cb8c6" officeooo:paragraph-rsid="001e681f"/>
    </style:style>
    <style:style style:name="P3" style:family="paragraph" style:parent-style-name="Standard">
      <style:text-properties fo:color="#000000" style:font-name="Lucida Console" fo:font-size="9pt" fo:background-color="#ffffff" style:font-size-asian="9pt"/>
    </style:style>
    <style:style style:name="P4" style:family="paragraph" style:parent-style-name="Standard">
      <style:text-properties fo:color="#000000" style:font-name="Lucida Console" fo:font-size="9pt" officeooo:paragraph-rsid="0030fe17" fo:background-color="#ffffff" style:font-size-asian="9pt"/>
    </style:style>
    <style:style style:name="P5" style:family="paragraph" style:parent-style-name="Standard">
      <style:text-properties fo:color="#000000" style:font-name="Lucida Console" fo:font-size="9pt" officeooo:rsid="001cb8c6" officeooo:paragraph-rsid="001e681f" fo:background-color="#ffffff" style:font-size-asian="9pt"/>
    </style:style>
    <style:style style:name="P6" style:family="paragraph" style:parent-style-name="Standard">
      <style:text-properties fo:color="#000000" style:font-name="Lucida Console" fo:font-size="9pt" officeooo:rsid="001cb8c6" officeooo:paragraph-rsid="00200a4e" fo:background-color="#ffffff" style:font-size-asian="9pt"/>
    </style:style>
    <style:style style:name="P7" style:family="paragraph" style:parent-style-name="Standard">
      <style:text-properties fo:color="#000000" style:font-name="Lucida Console" fo:font-size="9pt" officeooo:rsid="00200a4e" officeooo:paragraph-rsid="00200a4e" fo:background-color="#ffffff" style:font-size-asian="9pt"/>
    </style:style>
    <style:style style:name="P8" style:family="paragraph" style:parent-style-name="Standard">
      <style:text-properties fo:color="#000000" style:font-name="Lucida Console" fo:font-size="9pt" officeooo:rsid="001ead85" officeooo:paragraph-rsid="001ead85" fo:background-color="#ffffff" style:font-size-asian="9pt"/>
    </style:style>
    <style:style style:name="P9" style:family="paragraph" style:parent-style-name="Standard">
      <style:text-properties fo:color="#000000" style:font-name="Lucida Console" fo:font-size="9pt" officeooo:rsid="002d47f8" officeooo:paragraph-rsid="002d47f8" fo:background-color="#ffffff" style:font-size-asian="9pt"/>
    </style:style>
    <style:style style:name="P10" style:family="paragraph" style:parent-style-name="Standard">
      <style:text-properties fo:color="#000000" style:font-name="Lucida Console" fo:font-size="9pt" officeooo:rsid="002d47f8" officeooo:paragraph-rsid="0030fe17" fo:background-color="#ffffff" style:font-size-asian="9pt"/>
    </style:style>
    <style:style style:name="P11" style:family="paragraph" style:parent-style-name="Standard">
      <style:text-properties fo:color="#000000" style:font-name="Lucida Console" fo:font-size="9pt" officeooo:rsid="002d47f8" officeooo:paragraph-rsid="00322cb1" fo:background-color="#ffffff" style:font-size-asian="9pt"/>
    </style:style>
    <style:style style:name="P12" style:family="paragraph" style:parent-style-name="Standard">
      <style:text-properties fo:color="#000000" style:font-name="Consolas" fo:font-size="10pt" fo:background-color="#ffffff" style:font-size-asian="10pt" style:font-size-complex="10pt"/>
    </style:style>
    <style:style style:name="P13" style:family="paragraph" style:parent-style-name="Standard">
      <style:text-properties fo:color="#000000" style:font-name="Consolas" fo:font-size="10pt" officeooo:rsid="00285c65" officeooo:paragraph-rsid="00285c65" fo:background-color="#ffffff" style:font-size-asian="10pt" style:font-size-complex="10pt"/>
    </style:style>
    <style:style style:name="P14" style:family="paragraph" style:parent-style-name="Standard">
      <style:text-properties officeooo:rsid="001ead85" officeooo:paragraph-rsid="001ead85"/>
    </style:style>
    <style:style style:name="P15" style:family="paragraph" style:parent-style-name="Standard">
      <style:text-properties officeooo:rsid="00200a4e" officeooo:paragraph-rsid="00200a4e"/>
    </style:style>
    <style:style style:name="P16" style:family="paragraph" style:parent-style-name="Standard">
      <style:text-properties officeooo:rsid="00285c65" officeooo:paragraph-rsid="00285c65"/>
    </style:style>
    <style:style style:name="P17" style:family="paragraph" style:parent-style-name="Standard">
      <style:text-properties officeooo:rsid="002d47f8" officeooo:paragraph-rsid="002d47f8"/>
    </style:style>
    <style:style style:name="P18" style:family="paragraph" style:parent-style-name="Standard">
      <style:text-properties officeooo:rsid="002d47f8" officeooo:paragraph-rsid="002dda05"/>
    </style:style>
    <style:style style:name="P19" style:family="paragraph" style:parent-style-name="Standard">
      <style:text-properties officeooo:rsid="002d47f8" officeooo:paragraph-rsid="002e35e8"/>
    </style:style>
    <style:style style:name="P20" style:family="paragraph" style:parent-style-name="Standard">
      <style:text-properties officeooo:rsid="002d47f8" officeooo:paragraph-rsid="0030fe17"/>
    </style:style>
    <style:style style:name="P21" style:family="paragraph" style:parent-style-name="Standard">
      <style:text-properties officeooo:rsid="002d47f8" officeooo:paragraph-rsid="00322cb1"/>
    </style:style>
    <style:style style:name="P22" style:family="paragraph" style:parent-style-name="Standard">
      <style:text-properties officeooo:rsid="0033cea0" officeooo:paragraph-rsid="0033cea0"/>
    </style:style>
    <style:style style:name="P23" style:family="paragraph" style:parent-style-name="Standard">
      <style:text-properties style:font-name="Consolas1" fo:font-size="10pt" officeooo:rsid="001c11be" officeooo:paragraph-rsid="001c11be" style:font-size-asian="10pt" style:font-size-complex="10pt"/>
    </style:style>
    <style:style style:name="P24" style:family="paragraph" style:parent-style-name="Standard">
      <style:text-properties style:font-name="Consolas1" fo:font-size="10pt" officeooo:rsid="002661a6" officeooo:paragraph-rsid="002661a6" style:font-size-asian="10pt" style:font-size-complex="10pt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0pt" officeooo:rsid="00285c65" officeooo:paragraph-rsid="00285c65" style:font-size-asian="10pt" style:font-size-complex="10pt"/>
    </style:style>
    <style:style style:name="P27" style:family="paragraph" style:parent-style-name="Standard">
      <style:text-properties officeooo:rsid="0033cea0" officeooo:paragraph-rsid="0033cea0"/>
    </style:style>
    <style:style style:name="P28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00" style:font-name="Consolas" fo:background-color="#ffffff" loext:char-shading-value="0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officeooo:rsid="00200a4e"/>
    </style:style>
    <style:style style:name="T4" style:family="text">
      <style:text-properties fo:color="#0000ff" style:font-name="Consolas" fo:background-color="#ffffff" loext:char-shading-value="0"/>
    </style:style>
    <style:style style:name="T5" style:family="text">
      <style:text-properties fo:color="#0000ff" style:font-name="Consolas" fo:font-size="9.5pt" style:font-size-asian="9.5pt" fo:background-color="#ffffff"/>
    </style:style>
    <style:style style:name="T6" style:family="text">
      <style:text-properties fo:color="#2b91af" style:font-name="Consolas" fo:background-color="#ffffff" loext:char-shading-value="0"/>
    </style:style>
    <style:style style:name="T7" style:family="text">
      <style:text-properties fo:color="#a31515" style:font-name="Consolas" fo:background-color="#ffffff" loext:char-shading-value="0"/>
    </style:style>
    <style:style style:name="T8" style:family="text">
      <style:text-properties fo:color="#a31515" style:font-name="Consolas" fo:font-size="9.5pt" style:font-size-asian="9.5pt" fo:background-color="#ffffff"/>
    </style:style>
    <style:style style:name="T9" style:family="text">
      <style:text-properties officeooo:rsid="002dda05"/>
    </style:style>
    <style:style style:name="T10" style:family="text">
      <style:text-properties officeooo:rsid="00322cb1"/>
    </style:style>
    <style:style style:name="T11" style:family="text">
      <style:text-properties fo:color="#808080" style:font-name="Consolas" fo:font-size="9.5pt" style:font-size-asian="9.5pt" fo:background-color="#ffffff"/>
    </style:style>
    <style:style style:name="T12" style:family="text">
      <style:text-properties fo:color="#008080" style:font-name="Consolas" fo:font-size="9.5pt" style:font-size-asian="9.5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:</text:p>
      <text:p text:style-name="P1"/>
      <text:p text:style-name="P23">public class HolywarsPerformanceFiboJava {</text:p>
      <text:p text:style-name="P23"><text:s text:c="4"/>/**</text:p>
      <text:p text:style-name="P23"><text:s text:c="5"/>* @param args the command line arguments</text:p>
      <text:p text:style-name="P23"><text:s text:c="5"/>*/</text:p>
      <text:p text:style-name="P23"><text:s text:c="4"/>public static void main(String[] args) {</text:p>
      <text:p text:style-name="P23"><text:s text:c="8"/>if(args.length != 1) {</text:p>
      <text:p text:style-name="P23"><text:s text:c="12"/>System.out.println("Wrong arguments - wrong results");</text:p>
      <text:p text:style-name="P23"><text:s text:c="8"/>} else {</text:p>
      <text:p text:style-name="P23"><text:s text:c="12"/>Long n = Long.parseLong(args[0]);</text:p>
      <text:p text:style-name="P23"><text:s text:c="12"/>System.out.println("fibo(" + args[0] + ")=" + fibo(n));</text:p>
      <text:p text:style-name="P23"><text:s text:c="8"/>}</text:p>
      <text:p text:style-name="P23"><text:s text:c="4"/>}</text:p>
      <text:p text:style-name="P23"><text:s text:c="4"/></text:p>
      <text:p text:style-name="P23"><text:s text:c="4"/>private static long fibo(long n) {</text:p>
      <text:p text:style-name="P23"><text:s text:c="8"/>if(n == 0) {</text:p>
      <text:p text:style-name="P23"><text:s text:c="12"/>return 1;</text:p>
      <text:p text:style-name="P23"><text:s text:c="8"/>} else if(n == 1) {</text:p>
      <text:p text:style-name="P23"><text:s text:c="12"/>return 1;</text:p>
      <text:p text:style-name="P23"><text:s text:c="8"/>} else {</text:p>
      <text:p text:style-name="P23"><text:s text:c="12"/>return fibo(n - 2) + fibo(n - 1);</text:p>
      <text:p text:style-name="P23"><text:s text:c="8"/>}</text:p>
      <text:p text:style-name="P23"><text:s text:c="4"/>}</text:p>
      <text:p text:style-name="P23">}</text:p>
      <text:p text:style-name="P1"/>
      <text:p text:style-name="P2">time:</text:p>
      <text:p text:style-name="P5">fibo(48)=7778742049</text:p>
      <text:p text:style-name="P3"/>
      <text:p text:style-name="P3">real <text:s text:c="3"/>0m52.215s</text:p>
      <text:p text:style-name="P3">user <text:s text:c="3"/>0m0.000s</text:p>
      <text:p text:style-name="P3">sys <text:s text:c="4"/>0m0.015s</text:p>
      <text:p text:style-name="P2"/>
      <text:p text:style-name="P14">C++:</text:p>
      <text:p text:style-name="P24">#include &lt;iostream&gt;</text:p>
      <text:p text:style-name="P24">#include &lt;cstdlib&gt;</text:p>
      <text:p text:style-name="P24"/>
      <text:p text:style-name="P24">long long</text:p>
      <text:p text:style-name="P24">fibo(unsigned int n) {</text:p>
      <text:p text:style-name="P24"><text:s text:c="4"/>if(n == 0) {</text:p>
      <text:p text:style-name="P24"><text:s text:c="8"/>return 1;</text:p>
      <text:p text:style-name="P24"><text:s text:c="4"/>} else if(n == 1) {</text:p>
      <text:p text:style-name="P24"><text:s text:c="8"/>return 1;</text:p>
      <text:p text:style-name="P24"><text:s text:c="4"/>} else {</text:p>
      <text:p text:style-name="P24"><text:s text:c="8"/>return fibo(n - 2) + fibo(n - 1);</text:p>
      <text:p text:style-name="P24"><text:s text:c="4"/>}</text:p>
      <text:p text:style-name="P24">}</text:p>
      <text:p text:style-name="P24"/>
      <text:p text:style-name="P24">int</text:p>
      <text:p text:style-name="P24">main(int argc, char** argv) {</text:p>
      <text:p text:style-name="P24"><text:s text:c="4"/>if(argc != 2) {</text:p>
      <text:p text:style-name="P24"><text:s text:c="8"/>std::cerr &lt;&lt; "Wrong arguments - wrong results\n";</text:p>
      <text:p text:style-name="P24"><text:s text:c="8"/>std::exit(-1);</text:p>
      <text:p text:style-name="P24"><text:s text:c="4"/>}</text:p>
      <text:p text:style-name="P24"><text:s text:c="4"/></text:p>
      <text:p text:style-name="P24"><text:s text:c="4"/>long long n = static_cast&lt;long long&gt;(std::atoi(argv[1]));</text:p>
      <text:p text:style-name="P24"><text:s text:c="4"/>std::cout &lt;&lt; "fibo(" &lt;&lt; argv[1] &lt;&lt; ")=" &lt;&lt; fibo(n) &lt;&lt; '\n';</text:p>
      <text:p text:style-name="P24"><text:s text:c="4"/>std::exit(0);</text:p>
      <text:p text:style-name="P24">}</text:p>
      <text:p text:style-name="P14"/>
      <text:p text:style-name="P15">time GCC C++ -O2:</text:p>
      <text:p text:style-name="P7">$ time ./a.exe 48</text:p>
      <text:p text:style-name="P3"><text:soft-page-break/>fibo(48)=7778742049</text:p>
      <text:p text:style-name="P3"/>
      <text:p text:style-name="P3">real <text:s text:c="3"/>0m45.632s</text:p>
      <text:p text:style-name="P3">user <text:s text:c="3"/>0m45.609s</text:p>
      <text:p text:style-name="P3">sys <text:s text:c="4"/>0m0.015s</text:p>
      <text:p text:style-name="P6"/>
      <text:p text:style-name="P14"><text:span text:style-name="T3">time </text:span>GCC C++ -O<text:span text:style-name="T3">3</text:span>:</text:p>
      <text:p text:style-name="P8">fibo(48)=7778742049</text:p>
      <text:p text:style-name="P3"/>
      <text:p text:style-name="P3">real <text:s text:c="3"/>0m25.780s</text:p>
      <text:p text:style-name="P3">user <text:s text:c="3"/>0m25.750s</text:p>
      <text:p text:style-name="P3">sys <text:s text:c="4"/>0m0.015s</text:p>
      <text:p text:style-name="P14"/>
      <text:p text:style-name="P14"/>
      <text:p text:style-name="P16">C#:</text:p>
      <text:p text:style-name="P26"><text:span text:style-name="T4">namespace</text:span><text:span text:style-name="T1"> ConsoleApplication1 {</text:span></text:p>
      <text:p text:style-name="P25"><text:span text:style-name="T1"><text:s text:c="4"/></text:span><text:span text:style-name="T4">class</text:span><text:span text:style-name="T1"> </text:span><text:span text:style-name="T6">Program</text:span><text:span text:style-name="T1"> {</text:span></text:p>
      <text:p text:style-name="P25"><text:span text:style-name="T1"><text:s text:c="8"/></text:span><text:span text:style-name="T4">static</text:span><text:span text:style-name="T1"> </text:span><text:span text:style-name="T4">void</text:span><text:span text:style-name="T1"> Main(</text:span><text:span text:style-name="T4">string</text:span><text:span text:style-name="T1">[] args) {</text:span></text:p>
      <text:p text:style-name="P25"><text:span text:style-name="T1"><text:s text:c="12"/></text:span><text:span text:style-name="T4">if</text:span><text:span text:style-name="T1">(args.Length != 1) {</text:span></text:p>
      <text:p text:style-name="P25"><text:span text:style-name="T1"><text:s text:c="16"/></text:span><text:span text:style-name="T6">Console</text:span><text:span text:style-name="T1">.Error.WriteLine(</text:span><text:span text:style-name="T7">"Wrong arguments - wrong results"</text:span><text:span text:style-name="T1">);</text:span></text:p>
      <text:p text:style-name="P25"><text:span text:style-name="T1"><text:s text:c="12"/>} </text:span><text:span text:style-name="T4">else</text:span><text:span text:style-name="T1"> {</text:span></text:p>
      <text:p text:style-name="P25"><text:span text:style-name="T1"><text:s text:c="16"/></text:span><text:span text:style-name="T4">long</text:span><text:span text:style-name="T1"> n = </text:span><text:span text:style-name="T4">long</text:span><text:span text:style-name="T1">.Parse(args[0]);</text:span></text:p>
      <text:p text:style-name="P25"><text:span text:style-name="T1"><text:s text:c="16"/></text:span><text:span text:style-name="T6">Console</text:span><text:span text:style-name="T1">.Out.WriteLine(</text:span><text:span text:style-name="T7">"fibo({0})={1}"</text:span><text:span text:style-name="T1">, args[0], fibo(n));</text:span></text:p>
      <text:p text:style-name="P12"><text:s text:c="12"/>}</text:p>
      <text:p text:style-name="P12"><text:s text:c="8"/>}</text:p>
      <text:p text:style-name="P12"/>
      <text:p text:style-name="P25"><text:span text:style-name="T1"><text:s text:c="8"/></text:span><text:span text:style-name="T4">static</text:span><text:span text:style-name="T1"> </text:span><text:span text:style-name="T4">long</text:span><text:span text:style-name="T1"> fibo(</text:span><text:span text:style-name="T4">long</text:span><text:span text:style-name="T1"> n) {</text:span></text:p>
      <text:p text:style-name="P25"><text:span text:style-name="T1"><text:s text:c="12"/></text:span><text:span text:style-name="T4">if</text:span><text:span text:style-name="T1">(0 == n) {</text:span></text:p>
      <text:p text:style-name="P25"><text:span text:style-name="T1"><text:s text:c="16"/></text:span><text:span text:style-name="T4">return</text:span><text:span text:style-name="T1"> 1;</text:span></text:p>
      <text:p text:style-name="P25"><text:span text:style-name="T1"><text:s text:c="12"/>} </text:span><text:span text:style-name="T4">else</text:span><text:span text:style-name="T1"> </text:span><text:span text:style-name="T4">if</text:span><text:span text:style-name="T1">(1 == n) {</text:span></text:p>
      <text:p text:style-name="P25"><text:span text:style-name="T1"><text:s text:c="16"/></text:span><text:span text:style-name="T4">return</text:span><text:span text:style-name="T1"> 1;</text:span></text:p>
      <text:p text:style-name="P25"><text:span text:style-name="T1"><text:s text:c="12"/>} </text:span><text:span text:style-name="T4">else</text:span><text:span text:style-name="T1"> {</text:span></text:p>
      <text:p text:style-name="P25"><text:span text:style-name="T1"><text:s text:c="16"/></text:span><text:span text:style-name="T4">return</text:span><text:span text:style-name="T1"> fibo(n - 2) + fibo(n - 1);</text:span></text:p>
      <text:p text:style-name="P12"><text:s text:c="12"/>}</text:p>
      <text:p text:style-name="P12"><text:s text:c="8"/>}</text:p>
      <text:p text:style-name="P12"><text:s text:c="4"/>}</text:p>
      <text:p text:style-name="P13">}</text:p>
      <text:p text:style-name="P16"/>
      <text:p text:style-name="P18">C# .NET Framework 4.6.1 no TRACE, x<text:span text:style-name="T9">86</text:span></text:p>
      <text:p text:style-name="P9">fibo(48)=7778742049</text:p>
      <text:p text:style-name="P3"/>
      <text:p text:style-name="P3">real <text:s text:c="3"/>1m46.030s</text:p>
      <text:p text:style-name="P3">user <text:s text:c="3"/>0m0.000s</text:p>
      <text:p text:style-name="P3">sys <text:s text:c="4"/>0m0.015s</text:p>
      <text:p text:style-name="P19">C# .NET Framework 4.6.1 no TRACE, x<text:span text:style-name="T9">86, no PDB</text:span></text:p>
      <text:p text:style-name="P9">fibo(48)=7778742049</text:p>
      <text:p text:style-name="P3"/>
      <text:p text:style-name="P3">real <text:s text:c="3"/>1m45.764s</text:p>
      <text:p text:style-name="P3">user <text:s text:c="3"/>0m0.000s</text:p>
      <text:p text:style-name="P3">sys <text:s text:c="4"/>0m0.015s</text:p>
      <text:p text:style-name="P17"/>
      <text:p text:style-name="P20">C# .NET Framework 4.6.1 no TRACE, x64</text:p>
      <text:p text:style-name="P10">fibo(48)=7778742049</text:p>
      <text:p text:style-name="P4"/>
      <text:p text:style-name="P4">real <text:s text:c="3"/>1m24.658s</text:p>
      <text:p text:style-name="P4">user <text:s text:c="3"/>0m0.015s</text:p>
      <text:p text:style-name="P4">sys <text:s text:c="4"/>0m0.000s</text:p>
      <text:p text:style-name="P20"/>
      <text:p text:style-name="P21">C# .NET Framework 4.6.1 no TRACE, x64, <text:span text:style-name="T10">no PDB</text:span></text:p>
      <text:p text:style-name="P11">fibo(48)=7778742049</text:p>
      <text:p text:style-name="P3"/>
      <text:p text:style-name="P3">real <text:s text:c="3"/>1m24.515s</text:p>
      <text:p text:style-name="P3">user <text:s text:c="3"/>0m0.000s</text:p>
      <text:p text:style-name="P3">sys <text:s text:c="4"/>0m0.015s</text:p>
      <text:p text:style-name="P21"/>
      <text:p text:style-name="P21"/>
      <text:p text:style-name="P22"><text:soft-page-break/>Visual C++</text:p>
      <text:p text:style-name="P22"/>
      <text:p text:style-name="P22"><text:span text:style-name="T5">#include</text:span><text:span text:style-name="T2"> </text:span><text:span text:style-name="T8">&lt;iostream&gt;</text:span></text:p>
      <text:p text:style-name="Standard"><text:span text:style-name="T5">#include</text:span><text:span text:style-name="T2"> </text:span><text:span text:style-name="T8">&lt;cstdlib&gt;</text:span></text:p>
      <text:p text:style-name="P28"/>
      <text:p text:style-name="Standard"><text:span text:style-name="T5">long</text:span></text:p>
      <text:p text:style-name="Standard"><text:span text:style-name="T2">fibo(</text:span><text:span text:style-name="T5">long</text:span><text:span text:style-name="T2"> </text:span><text:span text:style-name="T11">n</text:span><text:span text:style-name="T2">) {</text:span></text:p>
      <text:p text:style-name="Standard"><text:span text:style-name="T2"><text:tab/></text:span><text:span text:style-name="T5">if</text:span><text:span text:style-name="T2">(0 == </text:span><text:span text:style-name="T11">n</text:span><text:span text:style-name="T2">) {</text:span></text:p>
      <text:p text:style-name="Standard"><text:span text:style-name="T2"><text:tab/><text:tab/></text:span><text:span text:style-name="T5">return</text:span><text:span text:style-name="T2"> 1;</text:span></text:p>
      <text:p text:style-name="Standard"><text:span text:style-name="T2"><text:tab/>} </text:span><text:span text:style-name="T5">else</text:span><text:span text:style-name="T2"> </text:span><text:span text:style-name="T5">if</text:span><text:span text:style-name="T2">(1 == </text:span><text:span text:style-name="T11">n</text:span><text:span text:style-name="T2">) {</text:span></text:p>
      <text:p text:style-name="Standard"><text:span text:style-name="T2"><text:tab/><text:tab/></text:span><text:span text:style-name="T5">return</text:span><text:span text:style-name="T2"> 1;</text:span></text:p>
      <text:p text:style-name="Standard"><text:span text:style-name="T2"><text:tab/>} </text:span><text:span text:style-name="T5">else</text:span><text:span text:style-name="T2"> {</text:span></text:p>
      <text:p text:style-name="Standard"><text:span text:style-name="T2"><text:tab/><text:tab/></text:span><text:span text:style-name="T5">return</text:span><text:span text:style-name="T2"> fibo(</text:span><text:span text:style-name="T11">n</text:span><text:span text:style-name="T2"> - 2) + fibo(</text:span><text:span text:style-name="T11">n</text:span><text:span text:style-name="T2"> - 1);</text:span></text:p>
      <text:p text:style-name="Standard"><text:span text:style-name="T2"><text:tab/>}</text:span></text:p>
      <text:p text:style-name="Standard"><text:span text:style-name="T2">}</text:span></text:p>
      <text:p text:style-name="P28"/>
      <text:p text:style-name="Standard"><text:span text:style-name="T5">int</text:span></text:p>
      <text:p text:style-name="Standard"><text:span text:style-name="T2">main(</text:span><text:span text:style-name="T5">int</text:span><text:span text:style-name="T2"> </text:span><text:span text:style-name="T11">argc</text:span><text:span text:style-name="T2">, </text:span><text:span text:style-name="T5">char</text:span><text:span text:style-name="T2"> *</text:span><text:span text:style-name="T11">argv</text:span><text:span text:style-name="T2">[]) {</text:span></text:p>
      <text:p text:style-name="Standard"><text:span text:style-name="T2"><text:tab/></text:span><text:span text:style-name="T5">if</text:span><text:span text:style-name="T2">(</text:span><text:span text:style-name="T11">argc</text:span><text:span text:style-name="T2"> &lt; 2) {</text:span></text:p>
      <text:p text:style-name="Standard"><text:span text:style-name="T2"><text:tab/><text:tab/>std::cerr </text:span><text:span text:style-name="T12">&lt;&lt;</text:span><text:span text:style-name="T2"> </text:span><text:span text:style-name="T8">"Wrong arguments - wrong results\n"</text:span><text:span text:style-name="T2">;</text:span></text:p>
      <text:p text:style-name="Standard"><text:span text:style-name="T2"><text:tab/><text:tab/>std::exit(-1);</text:span></text:p>
      <text:p text:style-name="Standard"><text:span text:style-name="T2"><text:tab/>}</text:span></text:p>
      <text:p text:style-name="P28"/>
      <text:p text:style-name="Standard"><text:span text:style-name="T2"><text:tab/></text:span><text:span text:style-name="T5">long</text:span><text:span text:style-name="T2"> n = std::atol(</text:span><text:span text:style-name="T11">argv</text:span><text:span text:style-name="T2">[1]);</text:span></text:p>
      <text:p text:style-name="Standard"><text:span text:style-name="T2"><text:tab/>std::cout </text:span><text:span text:style-name="T12">&lt;&lt;</text:span><text:span text:style-name="T2"> </text:span><text:span text:style-name="T8">"fibo("</text:span><text:span text:style-name="T2"> </text:span><text:span text:style-name="T12">&lt;&lt;</text:span><text:span text:style-name="T2"> n </text:span><text:span text:style-name="T12">&lt;&lt;</text:span><text:span text:style-name="T2"> </text:span><text:span text:style-name="T8">")="</text:span><text:span text:style-name="T2"> </text:span><text:span text:style-name="T12">&lt;&lt;</text:span><text:span text:style-name="T2"> fibo(n) </text:span><text:span text:style-name="T12">&lt;&lt;</text:span><text:span text:style-name="T2"> </text:span><text:span text:style-name="T8">'\n'</text:span><text:span text:style-name="T2">;</text:span></text:p>
      <text:p text:style-name="Standard"><text:span text:style-name="T2"><text:tab/>std::exit(0);</text:span></text:p>
      <text:p text:style-name="P22"><text:span text:style-name="T2">}</text:span></text:p>
      <text:p text:style-name="P22"><text:span text:style-name="T2"/></text:p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19S</meta:editing-duration>
    <meta:editing-cycles>37</meta:editing-cycles>
    <meta:generator>LibreOffice/5.1.3.2$Windows_x86 LibreOffice_project/644e4637d1d8544fd9f56425bd6cec110e49301b</meta:generator>
    <dc:date>2016-06-06T00:12:14.690000000</dc:date>
    <meta:document-statistic meta:table-count="0" meta:image-count="0" meta:object-count="0" meta:page-count="3" meta:paragraph-count="129" meta:word-count="389" meta:character-count="2759" meta:non-whitespace-character-count="1946"/>
    <meta:user-defined meta:name="Info 1"/>
    <meta:user-defined meta:name="Info 2"/>
    <meta:user-defined meta:name="Info 3"/>
    <meta:user-defined meta:name="Info 4"/>
  </office:meta>
</office:document-meta>
</file>